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RAK3172L-SIP" draw:style-name="gr1" draw:text-style-name="P1" svg:width="11.264cm" svg:height="6.873cm" svg:x="2.233cm" svg:y="4.491cm">
            <draw:object draw:notify-on-update-of-ranges="Tabelle1.B5:Tabelle1.B6 Tabelle1.C5:Tabelle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37cm" svg:height="7.125cm" svg:x="15.011cm" svg:y="4.264cm">
            <draw:object draw:notify-on-update-of-ranges="Tabelle1.B5:Tabelle1.B6 Tabelle1.D5:Tabelle1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ergy Calculation TX - RAK3172L-SIP and Modu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C</text:p>
          </table:table-cell>
          <table:table-cell table:number-columns-repeated="3"/>
          <table:table-cell office:value-type="string" calcext:value-type="string">
            <text:p>PerByt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LSIP</text:p>
          </table:table-cell>
          <table:table-cell office:value-type="string" calcext:value-type="string">
            <text:p>Mod</text:p>
          </table:table-cell>
          <table:table-cell table:number-columns-repeated="2"/>
          <table:table-cell office:value-type="string" calcext:value-type="string">
            <text:p>Fix</text:p>
          </table:table-cell>
          <table:table-cell office:value-type="float" office:value="53511" calcext:value-type="float">
            <text:p>535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25000" calcext:value-type="float">
            <text:p>125000</text:p>
          </table:table-cell>
          <table:table-cell office:value-type="float" office:value="280000" calcext:value-type="float">
            <text:p>280000</text:p>
          </table:table-cell>
          <table:table-cell table:number-columns-repeated="2"/>
          <table:table-cell office:value-type="string" calcext:value-type="string">
            <text:p>An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C</text:p>
          </table:table-cell>
          <table:table-cell table:formula="of:=[.H6]*[.H3]+[.H4]" office:value-type="float" office:value="68411" calcext:value-type="float">
            <text:p>68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8:31:41.6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7:07:40.304000000</meta:creation-date>
    <dc:date>2025-05-28T19:34:58.334000000</dc:date>
    <meta:editing-duration>PT1H26M2S</meta:editing-duration>
    <meta:editing-cycles>3</meta:editing-cycles>
    <meta:generator>LibreOffice/24.8.6.2$Windows_X86_64 LibreOffice_project/6d98ba145e9a8a39fc57bcc76981d1fb1316c60c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65cm" svg:height="6.874cm" xlink:href=".." xlink:type="simple" chart:class="chart:scatter" chart:style-name="ch1">
        <chart:plot-area chart:style-name="ch2" table:cell-range-address="Tabelle1.B5:Tabelle1.C6" svg:x="0.225cm" svg:y="0.137cm" svg:width="10.815cm" svg:height="6.6cm">
          <chart:coordinate-region svg:x="1.624cm" svg:y="0.336cm" svg:width="9.223cm" svg:height="5.7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C5:Tabelle1.C6" chart:class="chart:scatter">
            <chart:domain table:cell-range-address="Tabelle1.B5:Tabelle1.B6"/>
            <chart:regression-curve chart:style-name="ch7">
              <chart:equation chart:display-equation="true" chart:display-r-square="false" svg:x="1.832cm" svg:y="4.502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5:Tabelle1.B6</svg:desc>
                </draw:g>
              </table:table-cell>
              <table:table-cell office:value-type="float" office:value="55000">
                <text:p>55000</text:p>
                <draw:g>
                  <svg:desc>Tabelle1.C5:Tabelle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125000">
                <text:p>12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38cm" svg:height="7.126cm" xlink:href=".." xlink:type="simple" chart:class="chart:scatter" chart:style-name="ch1">
        <chart:plot-area chart:style-name="ch2" table:cell-range-address="Tabelle1.B5:Tabelle1.B6 Tabelle1.D5:Tabelle1.D6" svg:x="0.198cm" svg:y="0.141cm" svg:width="11.529cm" svg:height="6.722cm">
          <chart:coordinate-region svg:x="1.597cm" svg:y="0.34cm" svg:width="9.937cm" svg:height="5.87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1.D5:Tabelle1.D6" chart:class="chart:scatter">
            <chart:domain table:cell-range-address="Tabelle1.B5:Tabelle1.B6"/>
            <chart:regression-curve chart:style-name="ch7">
              <chart:equation chart:display-equation="true" chart:display-r-square="false" svg:x="1.812cm" svg:y="4.556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5:Tabelle1.B6</svg:desc>
                </draw:g>
              </table:table-cell>
              <table:table-cell office:value-type="float" office:value="120000">
                <text:p>120000</text:p>
                <draw:g>
                  <svg:desc>Tabelle1.D5:Tabe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280000">
                <text:p>2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